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justify" style:justify-single-word="false"/>
      <style:text-properties style:font-name="Arial"/>
    </style:style>
    <style:style style:name="P3" style:family="paragraph" style:parent-style-name="Text_20_body">
      <style:text-properties style:font-name="Arial" officeooo:rsid="000ead6b" officeooo:paragraph-rsid="000ead6b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fdf8"/>
    </style:style>
    <style:style style:name="T3" style:family="text">
      <style:text-properties officeooo:rsid="0014a58d"/>
    </style:style>
    <style:style style:name="T4" style:family="text">
      <style:text-properties officeooo:rsid="0016505f"/>
    </style:style>
    <style:style style:name="T5" style:family="text">
      <style:text-properties officeooo:rsid="001979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tudent:</text:span> Kevin Zamora Amela</text:p>
      <text:p text:style-name="P3"><text:span text:style-name="T1">Task:</text:span> <text:span text:style-name="T2">A report</text:span></text:p>
      <text:p text:style-name="P3"><text:span text:style-name="T1">Subject:</text:span> Inglés <text:span text:style-name="T2">1</text:span> (CFGS DAM)</text:p>
      <text:p text:style-name="P1">________________________________________________________________________</text:p>
      <text:p text:style-name="P2"><text:span text:style-name="T1">Subject:</text:span> Follow-Up on Product Guarantee Inquiry</text:p>
      <text:p text:style-name="P2"/>
      <text:p text:style-name="P2">Dear PCComponentes manager,</text:p>
      <text:p text:style-name="P2">I hope all continue going well and you could bring me a sooner response. I am trying to request about my previous query in what I have asked you about the guarantees offered on your products. I have not received a<text:span text:style-name="T5">ny </text:span>response yet.</text:p>
      <text:p text:style-name="P2">I would appreciate receiving some details you can provide about the warranty terms, coverage, and any additional services included on your products and services. I would like to understand these aspects. <text:span text:style-name="T4">A</text:span>nd I believe it would be important for my purchasing decision.</text:p>
      <text:p text:style-name="P2">Please let me know if you need something more to facilitate a propperly reply to me. I look forward to hearing from you soon.</text:p>
      <text:p text:style-name="P2">Best regards,</text:p>
      <text:p text:style-name="P2">Kev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6:57:31.455766064</meta:creation-date>
    <dc:date>2025-02-26T19:19:11.738867522</dc:date>
    <meta:editing-duration>PT45M36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34" meta:character-count="854" meta:non-whitespace-character-count="731"/>
  </office:meta>
</office:document-meta>
</file>